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094b" officeooo:paragraph-rsid="000f094b"/>
    </style:style>
    <style:style style:name="P2" style:family="paragraph" style:parent-style-name="Standard">
      <style:text-properties officeooo:paragraph-rsid="000f5dd5"/>
    </style:style>
    <style:style style:name="P3" style:family="paragraph" style:parent-style-name="Standard">
      <style:text-properties officeooo:rsid="000f094b" officeooo:paragraph-rsid="000f09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tial link</text:p>
      <text:p text:style-name="Standard"><text:a xlink:type="simple" xlink:href="https://www.ncbi.nlm.nih.gov/pmc/articles/PMC7138412/" text:style-name="Internet_20_link" text:visited-style-name="Visited_20_Internet_20_Link">https://www.ncbi.nlm.nih.gov/pmc/articles/PMC7138412/</text:a></text:p>
      <text:p text:style-name="Standard"><text:a xlink:type="simple" xlink:href="https://www.ncbi.nlm.nih.gov/geo/query/acc.cgi?acc=GSE32537" text:style-name="Internet_20_link" text:visited-style-name="Visited_20_Internet_20_Link">https://www.ncbi.nlm.nih.gov/geo/query/acc.cgi?acc=GSE32537</text:a></text:p>
      <text:p text:style-name="Standard"><text:a xlink:type="simple" xlink:href="https://www.ncbi.nlm.nih.gov/geo/query/acc.cgi?acc=GSE32538" text:style-name="Internet_20_link" text:visited-style-name="Visited_20_Internet_20_Link">https://www.ncbi.nlm.nih.gov/geo/query/acc.cgi?acc=GSE32538</text:a></text:p>
      <text:p text:style-name="Standard"/>
      <text:p text:style-name="Standard"/>
      <text:p text:style-name="P1">tools/pipeline</text:p>
      <text:p text:style-name="Standard"><text:a xlink:type="simple" xlink:href="https://maayanlab.cloud/Enrichr/" text:style-name="Internet_20_link" text:visited-style-name="Visited_20_Internet_20_Link">https://maayanlab.cloud/Enrichr/</text:a></text:p>
      <text:p text:style-name="Standard"><text:a xlink:type="simple" xlink:href="http://ophid.utoronto.ca/mirDIP/index.jsp#r" text:style-name="Internet_20_link" text:visited-style-name="Visited_20_Internet_20_Link">http://ophid.utoronto.ca/mirDIP/index.jsp#r</text:a></text:p>
      <text:p text:style-name="Standard"><text:a xlink:type="simple" xlink:href="https://string-db.org/" text:style-name="Internet_20_link" text:visited-style-name="Visited_20_Internet_20_Link">https://string-db.org/</text:a></text:p>
      <text:p text:style-name="Standard"/>
      <text:p text:style-name="Standard"><text:a xlink:type="simple" xlink:href="https://wiki.bits.vib.be/index.php/Analyze_your_own_microarray_data_in_R/Bioconductor#Install_the_required_R_packages" text:style-name="Internet_20_link" text:visited-style-name="Visited_20_Internet_20_Link">https://wiki.bits.vib.be/index.php/Analyze_your_own_microarray_data_in_R/Bioconductor#Install_the_required_R_packages</text:a></text:p>
      <text:p text:style-name="Standard"><text:a xlink:type="simple" xlink:href="https://learn.gencore.bio.nyu.edu/rna-seq-analysis/gene-set-enrichment-analysis/" text:style-name="Internet_20_link" text:visited-style-name="Visited_20_Internet_20_Link">https://learn.gencore.bio.nyu.edu/rna-seq-analysis/gene-set-enrichment-analysis/</text:a></text:p>
      <text:p text:style-name="P2"><text:a xlink:type="simple" xlink:href="https://cran.r-project.org/web/packages/corrplot/vignettes/corrplot-intro.html" text:style-name="Internet_20_link" text:visited-style-name="Visited_20_Internet_20_Link">https://cran.r-project.org/web/packages/corrplot/vignettes/corrplot-intro.html</text:a></text:p>
      <text:p text:style-name="P2"><text:a xlink:type="simple" xlink:href="https://cran.r-project.org/web/packages/cRegulome/vignettes/case_study.html" text:style-name="Internet_20_link" text:visited-style-name="Visited_20_Internet_20_Link">https://cran.r-project.org/web/packages/cRegulome/vignettes/case_study.html</text:a></text:p>
      <text:p text:style-name="P2"/>
      <text:p text:style-name="P2"/>
      <text:p text:style-name="Standard"/>
      <text:p text:style-name="P1">other paper</text:p>
      <text:p text:style-name="P1"><text:a xlink:type="simple" xlink:href="https://bmcpulmmed.biomedcentral.com/articles/10.1186/s12890-017-0472-9" text:style-name="Internet_20_link" text:visited-style-name="Visited_20_Internet_20_Link">https://bmcpulmmed.biomedcentral.com/articles/10.1186/s12890-017-0472-9</text:a></text:p>
      <text:p text:style-name="P1"><text:a xlink:type="simple" xlink:href="https://www.ncbi.nlm.nih.gov/pmc/articles/PMC4802117/" text:style-name="Internet_20_link" text:visited-style-name="Visited_20_Internet_20_Link">https://www.ncbi.nlm.nih.gov/pmc/articles/PMC4802117/</text:a></text:p>
      <text:p text:style-name="P1"><text:a xlink:type="simple" xlink:href="https://www.ncbi.nlm.nih.gov/pmc/articles/PMC4071293/" text:style-name="Internet_20_link" text:visited-style-name="Visited_20_Internet_20_Link">https://www.ncbi.nlm.nih.gov/pmc/articles/PMC4071293/</text:a></text:p>
      <text:p text:style-name="P1"><text:a xlink:type="simple" xlink:href="https://pubmed.ncbi.nlm.nih.gov/22796840/" text:style-name="Internet_20_link" text:visited-style-name="Visited_20_Internet_20_Link">https://pubmed.ncbi.nlm.nih.gov/22796840/</text:a></text:p>
      <text:p text:style-name="P1"><text:a xlink:type="simple" xlink:href="https://pubmed.ncbi.nlm.nih.gov/21420029/" text:style-name="Internet_20_link" text:visited-style-name="Visited_20_Internet_20_Link">https://pubmed.ncbi.nlm.nih.gov/21420029/</text:a></text:p>
      <text:p text:style-name="P1"><text:a xlink:type="simple" xlink:href="https://www.frontiersin.org/articles/10.3389/fphar.2015.00254/full" text:style-name="Internet_20_link" text:visited-style-name="Visited_20_Internet_20_Link">https://www.frontiersin.org/articles/10.3389/fphar.2015.00254/full</text:a></text:p>
      <text:p text:style-name="P1"><text:a xlink:type="simple" xlink:href="https://www.ncbi.nlm.nih.gov/pmc/articles/PMC3547095/" text:style-name="Internet_20_link" text:visited-style-name="Visited_20_Internet_20_Link">https://www.ncbi.nlm.nih.gov/pmc/articles/PMC3547095/</text:a></text:p>
      <text:p text:style-name="P1"><text:a xlink:type="simple" xlink:href="https://www.sciencedirect.com/science/article/pii/S1525001618302806" text:style-name="Internet_20_link" text:visited-style-name="Visited_20_Internet_20_Link">https://www.sciencedirect.com/science/article/pii/S1525001618302806</text:a></text:p>
      <text:p text:style-name="P1"><text:a xlink:type="simple" xlink:href="https://www.nature.com/articles/s41374-020-00487-0" text:style-name="Internet_20_link" text:visited-style-name="Visited_20_Internet_20_Link">https://www.nature.com/articles/s41374-020-00487-0</text:a></text:p>
      <text:p text:style-name="P1"><text:a xlink:type="simple" xlink:href="https://www.nature.com/articles/s41598-017-01765-6" text:style-name="Internet_20_link" text:visited-style-name="Visited_20_Internet_20_Link">https://www.nature.com/articles/s41598-017-01765-6</text:a></text:p>
      <text:p text:style-name="P1"/>
      <text:p text:style-name="P1"/>
      <text:p text:style-name="P1">honeycombing</text:p>
      <text:p text:style-name="P1"><text:a xlink:type="simple" xlink:href="https://lungs.thecommonvein.net/honeycombing/" text:style-name="Internet_20_link" text:visited-style-name="Visited_20_Internet_20_Link">https://lungs.thecommonvein.net/honeycombing/</text:a></text:p>
      <text:p text:style-name="P1"><text:a xlink:type="simple" xlink:href="https://en.wikipedia.org/wiki/Idiopathic_pulmonary_fibrosis" text:style-name="Internet_20_link" text:visited-style-name="Visited_20_Internet_20_Link">https://en.wikipedia.org/wiki/Idiopathic_pulmonary_fibrosis</text:a>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4T21:47:43.306000000</dc:date>
    <meta:editing-duration>P2DT6H59M12S</meta:editing-duration>
    <meta:editing-cycles>4</meta:editing-cycles>
    <meta:generator>LibreOffice/7.1.7.2$Windows_X86_64 LibreOffice_project/c6a4e3954236145e2acb0b65f68614365aeee33f</meta:generator>
    <meta:document-statistic meta:table-count="0" meta:image-count="0" meta:object-count="0" meta:page-count="1" meta:paragraph-count="26" meta:word-count="28" meta:character-count="1316" meta:non-whitespace-character-count="1314"/>
  </office:meta>
</office:document-meta>
</file>